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4f372a" officeooo:paragraph-rsid="001736ec"/>
    </style:style>
    <style:style style:name="P2" style:family="paragraph" style:parent-style-name="Standard">
      <style:paragraph-properties fo:text-align="justify" style:justify-single-word="false"/>
      <style:text-properties officeooo:rsid="005067cc" officeooo:paragraph-rsid="001736ec"/>
    </style:style>
    <style:style style:name="P3" style:family="paragraph" style:parent-style-name="Standard">
      <style:paragraph-properties fo:text-align="justify" style:justify-single-word="false"/>
      <style:text-properties officeooo:rsid="005067cc" officeooo:paragraph-rsid="001736ec"/>
    </style:style>
    <style:style style:name="P4" style:family="paragraph" style:parent-style-name="Standard">
      <style:paragraph-properties fo:text-align="justify" style:justify-single-word="false"/>
      <style:text-properties officeooo:rsid="003035c4" officeooo:paragraph-rsid="001736ec"/>
    </style:style>
    <style:style style:name="P5" style:family="paragraph" style:parent-style-name="Standard">
      <style:paragraph-properties fo:text-align="justify" style:justify-single-word="false"/>
      <style:text-properties officeooo:rsid="0018b659" officeooo:paragraph-rsid="0018b659"/>
    </style:style>
    <style:style style:name="P6" style:family="paragraph" style:parent-style-name="Standard">
      <style:paragraph-properties fo:text-align="justify" style:justify-single-word="false"/>
      <style:text-properties officeooo:rsid="00191e81" officeooo:paragraph-rsid="001af0c9"/>
    </style:style>
    <style:style style:name="P7" style:family="paragraph" style:parent-style-name="Standard">
      <style:paragraph-properties fo:text-align="justify" style:justify-single-word="false"/>
      <style:text-properties officeooo:rsid="001af0c9" officeooo:paragraph-rsid="001af0c9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1e81" officeooo:paragraph-rsid="00191e8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c9587" officeooo:paragraph-rsid="001c9587"/>
    </style:style>
    <style:style style:name="P10" style:family="paragraph" style:parent-style-name="Standard">
      <style:paragraph-properties fo:text-align="justify" style:justify-single-word="false"/>
      <style:text-properties officeooo:rsid="001c9587" officeooo:paragraph-rsid="001d4c8b"/>
    </style:style>
    <style:style style:name="P11" style:family="paragraph" style:parent-style-name="Standard">
      <style:paragraph-properties fo:text-align="justify" style:justify-single-word="false"/>
      <style:text-properties officeooo:rsid="001d4c8b" officeooo:paragraph-rsid="001d4c8b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c9587" officeooo:paragraph-rsid="001d4c8b"/>
    </style:style>
    <style:style style:name="T1" style:family="text">
      <style:text-properties officeooo:rsid="005067cc"/>
    </style:style>
    <style:style style:name="T2" style:family="text">
      <style:text-properties officeooo:rsid="00507636"/>
    </style:style>
    <style:style style:name="T3" style:family="text">
      <style:text-properties officeooo:rsid="00191e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e81" style:font-weight-asian="bold" style:font-weight-complex="bold"/>
    </style:style>
    <style:style style:name="T6" style:family="text">
      <style:text-properties fo:font-weight="bold" officeooo:rsid="0018b659" style:font-weight-asian="bold" style:font-weight-complex="bold"/>
    </style:style>
    <style:style style:name="T7" style:family="text">
      <style:text-properties officeooo:rsid="001d4c8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d4c8b"/>
    </style:style>
    <style:style style:name="T10" style:family="text">
      <style:text-properties officeooo:rsid="001dd260"/>
    </style:style>
    <style:style style:name="T11" style:family="text">
      <style:text-properties officeooo:rsid="001f40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Arsa nasıl değerlendirilsin</text:p>
      <text:p text:style-name="P1"><text:span text:style-name="T1">2- </text:span>Arsayı satalım <text:span text:style-name="T1">mı , </text:span>üzerine bina yapılsın <text:span text:style-name="T1">mı?</text:span></text:p>
      <text:p text:style-name="P1"><text:span text:style-name="T1">3- Arsa satılsın diyorsan sence değeri nedir?</text:span><text:tab/></text:p>
      <text:p text:style-name="P2">4- Arsa üzerine bina yapalım diyorsan,</text:p>
      <text:p text:style-name="P1"><text:span text:style-name="T1"><text:tab/></text:span>Binayı sermaye koyarak biz yapa<text:span text:style-name="T1">lım diyorsan, n</text:span>e kadar sermaye koyabilirsin?</text:p>
      <text:p text:style-name="P1"><text:tab/>Binayı temelden satışla biz <text:span text:style-name="T1">mi</text:span> yapalım?</text:p>
      <text:p text:style-name="P1"><text:tab/>Müteahhit Firmaya yaptıralım <text:span text:style-name="T1">diyorsan önerdiğin bir müteahhit firma var mı?</text:span><text:tab/></text:p>
      <text:p text:style-name="P1"><text:tab/><text:tab/><text:span text:style-name="T2">Müteahhit firmaya işi hangi oranla yaptıralım? %40 - %50 - %60 </text:span></text:p>
      <text:p text:style-name="P2">5- İmar yasası konfor artışı maddesi için yan parselle birleşme konusunda düşüncen nedir?</text:p>
      <text:p text:style-name="P2">6- Bina bitiminde, konut veya iş yerini </text:p>
      <text:p text:style-name="P2"><text:tab/>kendi kullanımına mı tahsis edeceksin,</text:p>
      <text:p text:style-name="P2"><text:tab/>satacak mısın, </text:p>
      <text:p text:style-name="P2"><text:tab/>kiraya mı vereceksin? </text:p>
      <text:p text:style-name="P2">7- İş yeri yerine konut veya konut yerine iş yeri ister misin?</text:p>
      <text:p text:style-name="P2">8- Binadaki konut türü 1+0, 1+1, 2+1, 3+1 mi olsun?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Emsal 2800 m2</text:p>
      <text:p text:style-name="P4"/>
      <text:p text:style-name="P5"><text:s/><text:span text:style-name="T4">%</text:span><text:span text:style-name="T5">30 </text:span><text:span text:style-name="T4">emsale girmeyen ek alan - 2800 m2 x % 30 = 840 m2</text:span></text:p>
      <text:p text:style-name="P5"/>
      <text:p text:style-name="P5">balkon<text:tab/><text:tab/>2100 x %20 <text:tab/><text:tab/>= 420,00 m2</text:p>
      <text:p text:style-name="P5">merdiven evi <text:s text:c="4"/>2 adet 3 x 7,5<text:tab/>= <text:s text:c="2"/>22,50 m2</text:p>
      <text:p text:style-name="P7">kapıcı dairesi<text:tab/><text:tab/><text:tab/><text:tab/>= <text:s text:c="2"/>70.00 m2</text:p>
      <text:p text:style-name="P7">mescit<text:tab/><text:tab/><text:tab/><text:tab/><text:tab/>= 150.00 m2</text:p>
      <text:p text:style-name="P9"><text:s/>kütüphane<text:tab/><text:tab/><text:tab/><text:tab/>= <text:s text:c="2"/>50,00 m2</text:p>
      <text:p text:style-name="P9">cam kapalı alan<text:tab/><text:tab/><text:tab/>=</text:p>
      <text:p text:style-name="P9">avlu, iç bahçe<text:tab/><text:tab/><text:tab/><text:tab/>=</text:p>
      <text:p text:style-name="P9">havuz<text:tab/><text:tab/><text:tab/><text:tab/><text:tab/>=</text:p>
      <text:p text:style-name="P9"/>
      <text:p text:style-name="P7">kalan alan depo olarak<text:tab/><text:tab/>=</text:p>
      <text:p text:style-name="P5"/>
      <text:p text:style-name="P5"/>
      <text:p text:style-name="P11">emsal + <text:span text:style-name="T6">2800 m2 x % 30 = 840 m2 </text:span><text:span text:style-name="T4">= 3640 m2</text:span></text:p>
      <text:p text:style-name="P5"/>
      <text:p text:style-name="P8">emsale girmeyen bodrum kat</text:p>
      <text:p text:style-name="P8"/>
      <text:p text:style-name="P5">zorunlu otopark <text:span text:style-name="T3">36 araç x araç başı 20 m2<text:tab/><text:tab/><text:tab/>= 720 m2</text:span></text:p>
      <text:p text:style-name="P7">kapıcı dairesi<text:tab/><text:tab/><text:tab/><text:tab/><text:tab/><text:tab/><text:tab/>= <text:s text:c="2"/>7<text:span text:style-name="T7">0 </text:span>m2</text:p>
      <text:p text:style-name="P7">mescit<text:tab/><text:tab/><text:tab/><text:tab/><text:tab/><text:tab/><text:tab/><text:tab/>= 150 m2</text:p>
      <text:p text:style-name="P7">çocuk oyun alanı<text:tab/><text:tab/><text:tab/><text:tab/><text:tab/><text:tab/>= 100 m2</text:p>
      <text:p text:style-name="P9">toplantı odası<text:tab/><text:tab/><text:tab/><text:tab/><text:tab/><text:tab/><text:tab/>= 140 m2</text:p>
      <text:p text:style-name="P10">sığınak<text:tab/><text:tab/><text:tab/><text:tab/><text:tab/><text:tab/><text:tab/><text:tab/><text:span text:style-name="T8">= </text:span><text:span text:style-name="T9">220 m2</text:span></text:p>
      <text:p text:style-name="P10"><text:tab/><text:tab/><text:tab/><text:tab/><text:span text:style-name="T7">emsal dışı toplam<text:tab/><text:tab/>=1400 m2</text:span></text:p>
      <text:p text:style-name="P10"/>
      <text:p text:style-name="P10"/>
      <text:p text:style-name="P11"><text:soft-page-break/>emsal +%30 + emsal dışı = 5040 m2 x <text:span text:style-name="T10">5</text:span>000 TL/m2 = <text:span text:style-name="T10">25</text:span> Milyon TL inşaat maliyeti</text:p>
      <text:p text:style-name="P11"/>
      <text:p text:style-name="P11"><text:span text:style-name="T11">52</text:span> adet 1+1 <text:s/>x 1 Milyon TL/adet <text:s/><text:tab/>= <text:span text:style-name="T11">52</text:span> Milyon TL</text:p>
      <text:p text:style-name="P11">700 m2 işyeri<text:tab/><text:tab/><text:tab/><text:tab/><text:span text:style-name="T8">= 20 Milyon TL</text:span> </text:p>
      <text:p text:style-name="P11"><text:tab/><text:tab/>toplam getiri<text:tab/><text:tab/>= <text:span text:style-name="T11">72</text:span> Milyon TL</text:p>
      <text:p text:style-name="P10"><text:tab/><text:tab/><text:tab/><text:span text:style-name="T10">masraf<text:tab/><text:tab/> - 25 Milyon TL</text:span></text:p>
      <text:p text:style-name="P12"><text:tab/><text:tab/><text:span text:style-name="T10">arsa maliyeti<text:tab/><text:tab/> - 40 Milyon TL</text:span></text:p>
      <text:p text:style-name="P10"><text:tab/><text:tab/><text:span text:style-name="T10">net gelir<text:tab/> <text:tab/> <text:s text:c="4"/></text:span><text:span text:style-name="T11">7</text:span><text:span text:style-name="T10"> Milyon TL</text:span></text:p>
      <text:p text:style-name="P10"/>
      <text:p text:style-name="P7">gerekli otopark adedi</text:p>
      <text:p text:style-name="P6">80 m2 altı her 3 daire için 1 otopark yeri <text:tab/>52 / 3 <text:s/><text:tab/><text:tab/>= 18 otopark alanı</text:p>
      <text:p text:style-name="P6">her 40 m2 işyeri için 1 otopark yeri<text:tab/><text:tab/>700 / 40 <text:tab/>= 18 otopark alanı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39:15.103771277</meta:creation-date>
    <dc:date>2023-02-03T00:20:15.239748014</dc:date>
    <meta:editing-duration>PT31M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27" meta:character-count="1755" meta:non-whitespace-character-count="1349"/>
  </office:meta>
</office:document-meta>
</file>